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3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4776in" svg:height="6.7555in" svg:x="3.7449in" svg:y="5.0563in">
            <draw:object draw:notify-on-update-of-ranges="Sheet1.B29:Sheet1.B29 Sheet1.B30:Sheet1.B80 Sheet1.C29:Sheet1.C29 Sheet1.C30:Sheet1.C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date" office:date-value="2022-08-12" calcext:value-type="date">
            <text:p>2022-08-12</text:p>
          </table:table-cell>
          <table:table-cell office:value-type="float" office:value="-10000" calcext:value-type="float">
            <text:p>-10000</text:p>
          </table:table-cell>
        </table:table-row>
        <table:table-row table:style-name="ro1">
          <table:table-cell/>
          <table:table-cell table:style-name="ce1" office:value-type="date" office:date-value="2022-09-12" calcext:value-type="date">
            <text:p>2022-09-12</text:p>
          </table:table-cell>
          <table:table-cell office:value-type="float" office:value="-5300" calcext:value-type="float">
            <text:p>-5300</text:p>
          </table:table-cell>
        </table:table-row>
        <table:table-row table:style-name="ro1">
          <table:table-cell/>
          <table:table-cell table:style-name="ce1" office:value-type="date" office:date-value="2022-10-12" calcext:value-type="date">
            <text:p>2022-10-12</text:p>
          </table:table-cell>
          <table:table-cell office:value-type="float" office:value="-600" calcext:value-type="float">
            <text:p>-600</text:p>
          </table:table-cell>
        </table:table-row>
        <table:table-row table:style-name="ro1">
          <table:table-cell/>
          <table:table-cell table:style-name="ce1" office:value-type="date" office:date-value="2022-11-12" calcext:value-type="date">
            <text:p>2022-11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2-12-12" calcext:value-type="date">
            <text:p>2022-12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3-01-12" calcext:value-type="date">
            <text:p>2023-01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3-02-12" calcext:value-type="date">
            <text:p>2023-02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3-03-12" calcext:value-type="date">
            <text:p>2023-03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3-04-12" calcext:value-type="date">
            <text:p>2023-04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3-05-12" calcext:value-type="date">
            <text:p>2023-05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3-06-12" calcext:value-type="date">
            <text:p>2023-06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3-07-12" calcext:value-type="date">
            <text:p>2023-07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3-08-12" calcext:value-type="date">
            <text:p>2023-08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3-09-12" calcext:value-type="date">
            <text:p>2023-09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3-10-12" calcext:value-type="date">
            <text:p>2023-10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3-11-12" calcext:value-type="date">
            <text:p>2023-11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3-12-12" calcext:value-type="date">
            <text:p>2023-12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4-01-12" calcext:value-type="date">
            <text:p>2024-01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4-02-12" calcext:value-type="date">
            <text:p>2024-02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4-03-12" calcext:value-type="date">
            <text:p>2024-03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" office:value-type="date" office:date-value="2024-09-12" calcext:value-type="date">
            <text:p>2024-09-12</text:p>
          </table:table-cell>
          <table:table-cell office:value-type="float" office:value="1479.33" calcext:value-type="float">
            <text:p>1479.33</text:p>
          </table:table-cell>
        </table:table-row>
        <table:table-row table:style-name="ro1">
          <table:table-cell/>
          <table:table-cell table:style-name="ce1" office:value-type="date" office:date-value="2024-09-12" calcext:value-type="date">
            <text:p>2024-09-12</text:p>
          </table:table-cell>
          <table:table-cell office:value-type="float" office:value="-3000" calcext:value-type="float">
            <text:p>-3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IRR</text:p>
          </table:table-cell>
          <table:table-cell table:style-name="ce2" table:formula="of:=XIRR([.C2:.C23]; [.B2:.B23]; 0.5)" office:value-type="float" office:value="-0.0342907057379745" calcext:value-type="float">
            <text:p>-0.0342907057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23])" office:value-type="float" office:value="-420.67" calcext:value-type="float">
            <text:p>-420.67</text:p>
          </table:table-cell>
        </table:table-row>
        <table:table-row table:style-name="ro1">
          <table:table-cell/>
          <table:table-cell office:value-type="string" calcext:value-type="string">
            <text:p>XNPV</text:p>
          </table:table-cell>
          <table:table-cell table:style-name="ce2" table:formula="of:=XNPV([.C25]; [.C2:.C23]; [.B2:.B23])" office:value-type="float" office:value="-0.00000000000181898940354586" calcext:value-type="float">
            <text:p>0.0000000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XNPV</text:p>
          </table:table-cell>
        </table:table-row>
        <table:table-row table:style-name="ro1">
          <table:table-cell/>
          <table:table-cell office:value-type="float" office:value="-0.07" calcext:value-type="float">
            <text:p>-0.07</text:p>
          </table:table-cell>
          <table:table-cell table:formula="of:=XNPV([.B30]; [.$C$2:.$C$23]; [.$B$2:.$B$23])" office:value-type="float" office:value="468.909393937801" calcext:value-type="float">
            <text:p>468.909393937801</text:p>
          </table:table-cell>
        </table:table-row>
        <table:table-row table:style-name="ro1">
          <table:table-cell/>
          <table:table-cell office:value-type="float" office:value="-0.04" calcext:value-type="float">
            <text:p>-0.04</text:p>
          </table:table-cell>
          <table:table-cell table:formula="of:=XNPV([.B31]; [.$C$2:.$C$23]; [.$B$2:.$B$23])" office:value-type="float" office:value="72.7761677034036" calcext:value-type="float">
            <text:p>72.7761677034036</text:p>
          </table:table-cell>
        </table:table-row>
        <table:table-row table:style-name="ro1">
          <table:table-cell/>
          <table:table-cell office:value-type="float" office:value="-0.01" calcext:value-type="float">
            <text:p>-0.01</text:p>
          </table:table-cell>
          <table:table-cell table:formula="of:=XNPV([.B32]; [.$C$2:.$C$23]; [.$B$2:.$B$23])" office:value-type="float" office:value="-300.820784215248" calcext:value-type="float">
            <text:p>-300.820784215248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table:formula="of:=XNPV([.B33]; [.$C$2:.$C$23]; [.$B$2:.$B$23])" office:value-type="float" office:value="-653.7279316912" calcext:value-type="float">
            <text:p>-653.7279316912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formula="of:=XNPV([.B34]; [.$C$2:.$C$23]; [.$B$2:.$B$23])" office:value-type="float" office:value="-987.59846456483" calcext:value-type="float">
            <text:p>-987.59846456483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table:formula="of:=XNPV([.B35]; [.$C$2:.$C$23]; [.$B$2:.$B$23])" office:value-type="float" office:value="-1303.91650772874" calcext:value-type="float">
            <text:p>-1303.91650772874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table:formula="of:=XNPV([.B36]; [.$C$2:.$C$23]; [.$B$2:.$B$23])" office:value-type="float" office:value="-1604.01785541083" calcext:value-type="float">
            <text:p>-1604.01785541083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table:formula="of:=XNPV([.B37]; [.$C$2:.$C$23]; [.$B$2:.$B$23])" office:value-type="float" office:value="-1889.10778113101" calcext:value-type="float">
            <text:p>-1889.10778113101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table:formula="of:=XNPV([.B38]; [.$C$2:.$C$23]; [.$B$2:.$B$23])" office:value-type="float" office:value="-2160.27638340422" calcext:value-type="float">
            <text:p>-2160.27638340422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XNPV([.B39]; [.$C$2:.$C$23]; [.$B$2:.$B$23])" office:value-type="float" office:value="-2418.51184850214" calcext:value-type="float">
            <text:p>-2418.51184850214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table:formula="of:=XNPV([.B40]; [.$C$2:.$C$23]; [.$B$2:.$B$23])" office:value-type="float" office:value="-2664.71194716134" calcext:value-type="float">
            <text:p>-2664.71194716134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table:formula="of:=XNPV([.B41]; [.$C$2:.$C$23]; [.$B$2:.$B$23])" office:value-type="float" office:value="-2899.69402933318" calcext:value-type="float">
            <text:p>-2899.69402933318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table:formula="of:=XNPV([.B42]; [.$C$2:.$C$23]; [.$B$2:.$B$23])" office:value-type="float" office:value="-3124.20373771557" calcext:value-type="float">
            <text:p>-3124.20373771557</text:p>
          </table:table-cell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table:formula="of:=XNPV([.B43]; [.$C$2:.$C$23]; [.$B$2:.$B$23])" office:value-type="float" office:value="-3338.92262511575" calcext:value-type="float">
            <text:p>-3338.92262511575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table:formula="of:=XNPV([.B44]; [.$C$2:.$C$23]; [.$B$2:.$B$23])" office:value-type="float" office:value="-3544.47483123315" calcext:value-type="float">
            <text:p>-3544.47483123315</text:p>
          </table:table-cell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table:formula="of:=XNPV([.B45]; [.$C$2:.$C$23]; [.$B$2:.$B$23])" office:value-type="float" office:value="-3741.43295006915" calcext:value-type="float">
            <text:p>-3741.43295006915</text:p>
          </table:table-cell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table:formula="of:=XNPV([.B46]; [.$C$2:.$C$23]; [.$B$2:.$B$23])" office:value-type="float" office:value="-3930.32319893225" calcext:value-type="float">
            <text:p>-3930.32319893225</text:p>
          </table:table-cell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table:formula="of:=XNPV([.B47]; [.$C$2:.$C$23]; [.$B$2:.$B$23])" office:value-type="float" office:value="-4111.62998316205" calcext:value-type="float">
            <text:p>-4111.62998316205</text:p>
          </table:table-cell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table:formula="of:=XNPV([.B48]; [.$C$2:.$C$23]; [.$B$2:.$B$23])" office:value-type="float" office:value="-4285.79993663388" calcext:value-type="float">
            <text:p>-4285.79993663388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XNPV([.B49]; [.$C$2:.$C$23]; [.$B$2:.$B$23])" office:value-type="float" office:value="-4453.24550633377" calcext:value-type="float">
            <text:p>-4453.24550633377</text:p>
          </table:table-cell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table:formula="of:=XNPV([.B50]; [.$C$2:.$C$23]; [.$B$2:.$B$23])" office:value-type="float" office:value="-4614.34813941153" calcext:value-type="float">
            <text:p>-4614.34813941153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table:formula="of:=XNPV([.B51]; [.$C$2:.$C$23]; [.$B$2:.$B$23])" office:value-type="float" office:value="-4769.46112279971" calcext:value-type="float">
            <text:p>-4769.46112279971</text:p>
          </table:table-cell>
        </table:table-row>
        <table:table-row table:style-name="ro1">
          <table:table-cell/>
          <table:table-cell office:value-type="float" office:value="0.59" calcext:value-type="float">
            <text:p>0.59</text:p>
          </table:table-cell>
          <table:table-cell table:formula="of:=XNPV([.B52]; [.$C$2:.$C$23]; [.$B$2:.$B$23])" office:value-type="float" office:value="-4918.91211846309" calcext:value-type="float">
            <text:p>-4918.91211846309</text:p>
          </table:table-cell>
        </table:table-row>
        <table:table-row table:style-name="ro1">
          <table:table-cell/>
          <table:table-cell office:value-type="float" office:value="0.62" calcext:value-type="float">
            <text:p>0.62</text:p>
          </table:table-cell>
          <table:table-cell table:formula="of:=XNPV([.B53]; [.$C$2:.$C$23]; [.$B$2:.$B$23])" office:value-type="float" office:value="-5063.00543139851" calcext:value-type="float">
            <text:p>-5063.00543139851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XNPV([.B54]; [.$C$2:.$C$23]; [.$B$2:.$B$23])" office:value-type="float" office:value="-5202.02404245917" calcext:value-type="float">
            <text:p>-5202.02404245917</text:p>
          </table:table-cell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table:formula="of:=XNPV([.B55]; [.$C$2:.$C$23]; [.$B$2:.$B$23])" office:value-type="float" office:value="-5336.23143378448" calcext:value-type="float">
            <text:p>-5336.23143378448</text:p>
          </table:table-cell>
        </table:table-row>
        <table:table-row table:style-name="ro1">
          <table:table-cell/>
          <table:table-cell office:value-type="float" office:value="0.71" calcext:value-type="float">
            <text:p>0.71</text:p>
          </table:table-cell>
          <table:table-cell table:formula="of:=XNPV([.B56]; [.$C$2:.$C$23]; [.$B$2:.$B$23])" office:value-type="float" office:value="-5465.87323095386" calcext:value-type="float">
            <text:p>-5465.87323095386</text:p>
          </table:table-cell>
        </table:table-row>
        <table:table-row table:style-name="ro1">
          <table:table-cell/>
          <table:table-cell office:value-type="float" office:value="0.74" calcext:value-type="float">
            <text:p>0.74</text:p>
          </table:table-cell>
          <table:table-cell table:formula="of:=XNPV([.B57]; [.$C$2:.$C$23]; [.$B$2:.$B$23])" office:value-type="float" office:value="-5591.17868285092" calcext:value-type="float">
            <text:p>-5591.17868285092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table:formula="of:=XNPV([.B58]; [.$C$2:.$C$23]; [.$B$2:.$B$23])" office:value-type="float" office:value="-5712.36199753953" calcext:value-type="float">
            <text:p>-5712.36199753953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XNPV([.B59]; [.$C$2:.$C$23]; [.$B$2:.$B$23])" office:value-type="float" office:value="-5829.62355014565" calcext:value-type="float">
            <text:p>-5829.62355014565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table:formula="of:=XNPV([.B60]; [.$C$2:.$C$23]; [.$B$2:.$B$23])" office:value-type="float" office:value="-5943.15097675215" calcext:value-type="float">
            <text:p>-5943.15097675215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formula="of:=XNPV([.B61]; [.$C$2:.$C$23]; [.$B$2:.$B$23])" office:value-type="float" office:value="-6053.12016659835" calcext:value-type="float">
            <text:p>-6053.12016659835</text:p>
          </table:table-cell>
        </table:table-row>
        <table:table-row table:style-name="ro1">
          <table:table-cell/>
          <table:table-cell office:value-type="float" office:value="0.89" calcext:value-type="float">
            <text:p>0.89</text:p>
          </table:table-cell>
          <table:table-cell table:formula="of:=XNPV([.B62]; [.$C$2:.$C$23]; [.$B$2:.$B$23])" office:value-type="float" office:value="-6159.69616339193" calcext:value-type="float">
            <text:p>-6159.69616339193</text:p>
          </table:table-cell>
        </table:table-row>
        <table:table-row table:style-name="ro1">
          <table:table-cell/>
          <table:table-cell office:value-type="float" office:value="0.92" calcext:value-type="float">
            <text:p>0.92</text:p>
          </table:table-cell>
          <table:table-cell table:formula="of:=XNPV([.B63]; [.$C$2:.$C$23]; [.$B$2:.$B$23])" office:value-type="float" office:value="-6263.03398525468" calcext:value-type="float">
            <text:p>-6263.03398525468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XNPV([.B64]; [.$C$2:.$C$23]; [.$B$2:.$B$23])" office:value-type="float" office:value="-6363.27937170569" calcext:value-type="float">
            <text:p>-6363.27937170569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table:formula="of:=XNPV([.B65]; [.$C$2:.$C$23]; [.$B$2:.$B$23])" office:value-type="float" office:value="-6460.56946511286" calcext:value-type="float">
            <text:p>-6460.56946511286</text:p>
          </table:table-cell>
        </table:table-row>
        <table:table-row table:style-name="ro1">
          <table:table-cell/>
          <table:table-cell office:value-type="float" office:value="1.01" calcext:value-type="float">
            <text:p>1.01</text:p>
          </table:table-cell>
          <table:table-cell table:formula="of:=XNPV([.B66]; [.$C$2:.$C$23]; [.$B$2:.$B$23])" office:value-type="float" office:value="-6555.0334331949" calcext:value-type="float">
            <text:p>-6555.0334331949</text:p>
          </table:table-cell>
        </table:table-row>
        <table:table-row table:style-name="ro1">
          <table:table-cell/>
          <table:table-cell office:value-type="float" office:value="1.04" calcext:value-type="float">
            <text:p>1.04</text:p>
          </table:table-cell>
          <table:table-cell table:formula="of:=XNPV([.B67]; [.$C$2:.$C$23]; [.$B$2:.$B$23])" office:value-type="float" office:value="-6646.79303841416" calcext:value-type="float">
            <text:p>-6646.79303841416</text:p>
          </table:table-cell>
        </table:table-row>
        <table:table-row table:style-name="ro1">
          <table:table-cell/>
          <table:table-cell office:value-type="float" office:value="1.07" calcext:value-type="float">
            <text:p>1.07</text:p>
          </table:table-cell>
          <table:table-cell table:formula="of:=XNPV([.B68]; [.$C$2:.$C$23]; [.$B$2:.$B$23])" office:value-type="float" office:value="-6735.96315945186" calcext:value-type="float">
            <text:p>-6735.96315945186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formula="of:=XNPV([.B69]; [.$C$2:.$C$23]; [.$B$2:.$B$23])" office:value-type="float" office:value="-6822.65226938692" calcext:value-type="float">
            <text:p>-6822.65226938692</text:p>
          </table:table-cell>
        </table:table-row>
        <table:table-row table:style-name="ro1">
          <table:table-cell/>
          <table:table-cell office:value-type="float" office:value="1.13" calcext:value-type="float">
            <text:p>1.13</text:p>
          </table:table-cell>
          <table:table-cell table:formula="of:=XNPV([.B70]; [.$C$2:.$C$23]; [.$B$2:.$B$23])" office:value-type="float" office:value="-6906.96287469982" calcext:value-type="float">
            <text:p>-6906.96287469982</text:p>
          </table:table-cell>
        </table:table-row>
        <table:table-row table:style-name="ro1">
          <table:table-cell/>
          <table:table-cell office:value-type="float" office:value="1.16" calcext:value-type="float">
            <text:p>1.16</text:p>
          </table:table-cell>
          <table:table-cell table:formula="of:=XNPV([.B71]; [.$C$2:.$C$23]; [.$B$2:.$B$23])" office:value-type="float" office:value="-6988.99191878174" calcext:value-type="float">
            <text:p>-6988.99191878174</text:p>
          </table:table-cell>
        </table:table-row>
        <table:table-row table:style-name="ro1">
          <table:table-cell/>
          <table:table-cell office:value-type="float" office:value="1.19" calcext:value-type="float">
            <text:p>1.19</text:p>
          </table:table-cell>
          <table:table-cell table:formula="of:=XNPV([.B72]; [.$C$2:.$C$23]; [.$B$2:.$B$23])" office:value-type="float" office:value="-7068.83115324111" calcext:value-type="float">
            <text:p>-7068.83115324111</text:p>
          </table:table-cell>
        </table:table-row>
        <table:table-row table:style-name="ro1">
          <table:table-cell/>
          <table:table-cell office:value-type="float" office:value="1.22" calcext:value-type="float">
            <text:p>1.22</text:p>
          </table:table-cell>
          <table:table-cell table:formula="of:=XNPV([.B73]; [.$C$2:.$C$23]; [.$B$2:.$B$23])" office:value-type="float" office:value="-7146.56747995632" calcext:value-type="float">
            <text:p>-7146.56747995632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formula="of:=XNPV([.B74]; [.$C$2:.$C$23]; [.$B$2:.$B$23])" office:value-type="float" office:value="-7222.28326651999" calcext:value-type="float">
            <text:p>-7222.28326651999</text:p>
          </table:table-cell>
        </table:table-row>
        <table:table-row table:style-name="ro1">
          <table:table-cell/>
          <table:table-cell office:value-type="float" office:value="1.28" calcext:value-type="float">
            <text:p>1.28</text:p>
          </table:table-cell>
          <table:table-cell table:formula="of:=XNPV([.B75]; [.$C$2:.$C$23]; [.$B$2:.$B$23])" office:value-type="float" office:value="-7296.05663745089" calcext:value-type="float">
            <text:p>-7296.05663745089</text:p>
          </table:table-cell>
        </table:table-row>
        <table:table-row table:style-name="ro1">
          <table:table-cell/>
          <table:table-cell office:value-type="float" office:value="1.31" calcext:value-type="float">
            <text:p>1.31</text:p>
          </table:table-cell>
          <table:table-cell table:formula="of:=XNPV([.B76]; [.$C$2:.$C$23]; [.$B$2:.$B$23])" office:value-type="float" office:value="-7367.96174331138" calcext:value-type="float">
            <text:p>-7367.96174331138</text:p>
          </table:table-cell>
        </table:table-row>
        <table:table-row table:style-name="ro1">
          <table:table-cell/>
          <table:table-cell office:value-type="float" office:value="1.34" calcext:value-type="float">
            <text:p>1.34</text:p>
          </table:table-cell>
          <table:table-cell table:formula="of:=XNPV([.B77]; [.$C$2:.$C$23]; [.$B$2:.$B$23])" office:value-type="float" office:value="-7438.06900965563" calcext:value-type="float">
            <text:p>-7438.06900965563</text:p>
          </table:table-cell>
        </table:table-row>
        <table:table-row table:style-name="ro1">
          <table:table-cell/>
          <table:table-cell office:value-type="float" office:value="1.37" calcext:value-type="float">
            <text:p>1.37</text:p>
          </table:table-cell>
          <table:table-cell table:formula="of:=XNPV([.B78]; [.$C$2:.$C$23]; [.$B$2:.$B$23])" office:value-type="float" office:value="-7506.44536754534" calcext:value-type="float">
            <text:p>-7506.44536754534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XNPV([.B79]; [.$C$2:.$C$23]; [.$B$2:.$B$23])" office:value-type="float" office:value="-7573.15446720116" calcext:value-type="float">
            <text:p>-7573.15446720116</text:p>
          </table:table-cell>
        </table:table-row>
        <table:table-row table:style-name="ro1">
          <table:table-cell/>
          <table:table-cell office:value-type="float" office:value="1.43" calcext:value-type="float">
            <text:p>1.43</text:p>
          </table:table-cell>
          <table:table-cell table:formula="of:=XNPV([.B80]; [.$C$2:.$C$23]; [.$B$2:.$B$23])" office:value-type="float" office:value="-7638.25687620817" calcext:value-type="float">
            <text:p>-7638.25687620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30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31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32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33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34">
      <number:number number:decimal-places="10" number:min-decimal-places="10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05:45:08.916521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6:24:11.909621244</meta:creation-date>
    <dc:date>2024-09-13T05:58:05.117135261</dc:date>
    <meta:editing-duration>PT43M40S</meta:editing-duration>
    <meta:editing-cycles>7</meta:editing-cycles>
    <meta:generator>LibreOffice/24.2.5.2$Linux_X86_64 LibreOffice_project/420$Build-2</meta:generator>
    <meta:document-statistic meta:table-count="1" meta:cell-count="15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234cm" svg:height="17.16cm" xlink:href=".." xlink:type="simple" chart:class="chart:line" chart:style-name="ch1">
        <chart:legend chart:legend-position="end" svg:x="31.917cm" svg:y="8.033cm" style:legend-expansion="high" chart:style-name="ch2"/>
        <chart:plot-area chart:style-name="ch3" table:cell-range-address="Sheet1.B29:Sheet1.C80" chart:data-source-has-labels="row" svg:x="3.52cm" svg:y="0.04cm" svg:width="25.078cm" svg:height="16.114cm">
          <chart:coordinate-region svg:x="4.69cm" svg:y="0.24cm" svg:width="23.708cm" svg:height="15.7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0:Sheet1.B80" chart:label-cell-address="Sheet1.B29:Sheet1.B29" chart:class="chart:line">
            <chart:data-point chart:repeated="51"/>
          </chart:series>
          <chart:series chart:style-name="ch7" chart:values-cell-range-address="Sheet1.C30:Sheet1.C80" chart:label-cell-address="Sheet1.C29:Sheet1.C29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e</text:p>
                <draw:g>
                  <svg:desc>Sheet1.B29:Sheet1.B29</svg:desc>
                </draw:g>
              </table:table-cell>
              <table:table-cell office:value-type="string">
                <text:p>XNPV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7">
                <text:p>-0.07</text:p>
                <draw:g>
                  <svg:desc>Sheet1.B30:Sheet1.B80</svg:desc>
                </draw:g>
              </table:table-cell>
              <table:table-cell office:value-type="float" office:value="468.909393937801">
                <text:p>468.909393937801</text:p>
                <draw:g>
                  <svg:desc>Sheet1.C30:Sheet1.C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">
                <text:p>-0.04</text:p>
              </table:table-cell>
              <table:table-cell office:value-type="float" office:value="72.7761677034036">
                <text:p>72.7761677034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">
                <text:p>-0.01</text:p>
              </table:table-cell>
              <table:table-cell office:value-type="float" office:value="-300.820784215248">
                <text:p>-300.820784215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-653.7279316912">
                <text:p>-653.7279316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-987.59846456483">
                <text:p>-987.59846456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-1303.91650772874">
                <text:p>-1303.91650772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">
                <text:p>0.11</text:p>
              </table:table-cell>
              <table:table-cell office:value-type="float" office:value="-1604.01785541083">
                <text:p>-1604.01785541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889.10778113101">
                <text:p>-1889.10778113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-2160.27638340422">
                <text:p>-2160.27638340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-2418.51184850214">
                <text:p>-2418.51184850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">
                <text:p>0.23</text:p>
              </table:table-cell>
              <table:table-cell office:value-type="float" office:value="-2664.71194716134">
                <text:p>-2664.71194716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">
                <text:p>0.26</text:p>
              </table:table-cell>
              <table:table-cell office:value-type="float" office:value="-2899.69402933318">
                <text:p>-2899.69402933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">
                <text:p>0.29</text:p>
              </table:table-cell>
              <table:table-cell office:value-type="float" office:value="-3124.20373771557">
                <text:p>-3124.203737715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">
                <text:p>0.32</text:p>
              </table:table-cell>
              <table:table-cell office:value-type="float" office:value="-3338.92262511575">
                <text:p>-3338.92262511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-3544.47483123315">
                <text:p>-3544.474831233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">
                <text:p>0.38</text:p>
              </table:table-cell>
              <table:table-cell office:value-type="float" office:value="-3741.43295006915">
                <text:p>-3741.43295006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">
                <text:p>0.41</text:p>
              </table:table-cell>
              <table:table-cell office:value-type="float" office:value="-3930.32319893225">
                <text:p>-3930.32319893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">
                <text:p>0.44</text:p>
              </table:table-cell>
              <table:table-cell office:value-type="float" office:value="-4111.62998316205">
                <text:p>-4111.62998316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">
                <text:p>0.47</text:p>
              </table:table-cell>
              <table:table-cell office:value-type="float" office:value="-4285.79993663388">
                <text:p>-4285.799936633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-4453.24550633377">
                <text:p>-4453.245506333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3">
                <text:p>0.53</text:p>
              </table:table-cell>
              <table:table-cell office:value-type="float" office:value="-4614.34813941153">
                <text:p>-4614.34813941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6">
                <text:p>0.56</text:p>
              </table:table-cell>
              <table:table-cell office:value-type="float" office:value="-4769.46112279971">
                <text:p>-4769.46112279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">
                <text:p>0.59</text:p>
              </table:table-cell>
              <table:table-cell office:value-type="float" office:value="-4918.91211846309">
                <text:p>-4918.912118463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2">
                <text:p>0.62</text:p>
              </table:table-cell>
              <table:table-cell office:value-type="float" office:value="-5063.00543139851">
                <text:p>-5063.005431398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">
                <text:p>0.65</text:p>
              </table:table-cell>
              <table:table-cell office:value-type="float" office:value="-5202.02404245917">
                <text:p>-5202.024042459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8">
                <text:p>0.68</text:p>
              </table:table-cell>
              <table:table-cell office:value-type="float" office:value="-5336.23143378448">
                <text:p>-5336.231433784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1">
                <text:p>0.71</text:p>
              </table:table-cell>
              <table:table-cell office:value-type="float" office:value="-5465.87323095386">
                <text:p>-5465.873230953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4">
                <text:p>0.74</text:p>
              </table:table-cell>
              <table:table-cell office:value-type="float" office:value="-5591.17868285092">
                <text:p>-5591.178682850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7">
                <text:p>0.77</text:p>
              </table:table-cell>
              <table:table-cell office:value-type="float" office:value="-5712.36199753953">
                <text:p>-5712.361997539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">
                <text:p>0.8</text:p>
              </table:table-cell>
              <table:table-cell office:value-type="float" office:value="-5829.62355014565">
                <text:p>-5829.623550145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3">
                <text:p>0.83</text:p>
              </table:table-cell>
              <table:table-cell office:value-type="float" office:value="-5943.15097675215">
                <text:p>-5943.15097675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6">
                <text:p>0.86</text:p>
              </table:table-cell>
              <table:table-cell office:value-type="float" office:value="-6053.12016659835">
                <text:p>-6053.12016659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9">
                <text:p>0.89</text:p>
              </table:table-cell>
              <table:table-cell office:value-type="float" office:value="-6159.69616339193">
                <text:p>-6159.69616339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">
                <text:p>0.92</text:p>
              </table:table-cell>
              <table:table-cell office:value-type="float" office:value="-6263.03398525468">
                <text:p>-6263.033985254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">
                <text:p>0.95</text:p>
              </table:table-cell>
              <table:table-cell office:value-type="float" office:value="-6363.27937170569">
                <text:p>-6363.279371705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">
                <text:p>0.98</text:p>
              </table:table-cell>
              <table:table-cell office:value-type="float" office:value="-6460.56946511286">
                <text:p>-6460.56946511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1">
                <text:p>1.01</text:p>
              </table:table-cell>
              <table:table-cell office:value-type="float" office:value="-6555.0334331949">
                <text:p>-6555.03343319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4">
                <text:p>1.04</text:p>
              </table:table-cell>
              <table:table-cell office:value-type="float" office:value="-6646.79303841416">
                <text:p>-6646.793038414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7">
                <text:p>1.07</text:p>
              </table:table-cell>
              <table:table-cell office:value-type="float" office:value="-6735.96315945186">
                <text:p>-6735.963159451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">
                <text:p>1.1</text:p>
              </table:table-cell>
              <table:table-cell office:value-type="float" office:value="-6822.65226938692">
                <text:p>-6822.652269386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3">
                <text:p>1.13</text:p>
              </table:table-cell>
              <table:table-cell office:value-type="float" office:value="-6906.96287469982">
                <text:p>-6906.962874699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6">
                <text:p>1.16</text:p>
              </table:table-cell>
              <table:table-cell office:value-type="float" office:value="-6988.99191878174">
                <text:p>-6988.991918781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9">
                <text:p>1.19</text:p>
              </table:table-cell>
              <table:table-cell office:value-type="float" office:value="-7068.83115324111">
                <text:p>-7068.83115324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2">
                <text:p>1.22</text:p>
              </table:table-cell>
              <table:table-cell office:value-type="float" office:value="-7146.56747995632">
                <text:p>-7146.56747995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5">
                <text:p>1.25</text:p>
              </table:table-cell>
              <table:table-cell office:value-type="float" office:value="-7222.28326651999">
                <text:p>-7222.28326651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8">
                <text:p>1.28</text:p>
              </table:table-cell>
              <table:table-cell office:value-type="float" office:value="-7296.05663745089">
                <text:p>-7296.056637450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1">
                <text:p>1.31</text:p>
              </table:table-cell>
              <table:table-cell office:value-type="float" office:value="-7367.96174331138">
                <text:p>-7367.96174331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4">
                <text:p>1.34</text:p>
              </table:table-cell>
              <table:table-cell office:value-type="float" office:value="-7438.06900965563">
                <text:p>-7438.069009655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7">
                <text:p>1.37</text:p>
              </table:table-cell>
              <table:table-cell office:value-type="float" office:value="-7506.44536754534">
                <text:p>-7506.445367545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">
                <text:p>1.4</text:p>
              </table:table-cell>
              <table:table-cell office:value-type="float" office:value="-7573.15446720116">
                <text:p>-7573.15446720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3">
                <text:p>1.43</text:p>
              </table:table-cell>
              <table:table-cell office:value-type="float" office:value="-7638.25687620817">
                <text:p>-7638.25687620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